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D</text:p>
          </table:table-cell>
          <table:table-cell table:style-name="ce2" office:value-type="float" office:value="11.329" calcext:value-type="float">
            <text:p>11.329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INT([.F1])" office:value-type="float" office:value="11" calcext:value-type="float">
            <text:p>11</text:p>
          </table:table-cell>
          <table:table-cell office:value-type="string" calcext:value-type="string">
            <text:p>'=INT(F1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table:formula="of:=INT(([.F1]-[.F3])*60)" office:value-type="float" office:value="19" calcext:value-type="float">
            <text:p>19</text:p>
          </table:table-cell>
          <table:table-cell office:value-type="string" calcext:value-type="string">
            <text:p>'=INT((F1-F3)*60)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table:formula="of:=[.B1]+[.B2]/60+[.B3]/3600" office:value-type="float" office:value="50.9727777777778" calcext:value-type="float">
            <text:p>50.9727777778</text:p>
          </table:table-cell>
          <table:table-cell office:value-type="string" calcext:value-type="string">
            <text:p>'=C1+C2/60+C3/3600</text:p>
          </table:table-cell>
          <table:table-cell/>
          <table:table-cell office:value-type="string" calcext:value-type="string">
            <text:p>S</text:p>
          </table:table-cell>
          <table:table-cell table:formula="of:=((([.F1]-[.F3])*60)-[.F4])*60" office:value-type="float" office:value="44.4000000000023" calcext:value-type="float">
            <text:p>44.4</text:p>
          </table:table-cell>
          <table:table-cell office:value-type="string" calcext:value-type="string">
            <text:p>'=(((F1-F3)*60)-F4)*60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4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00-00-00</text:date>, <text:time style:data-style-name="N2" text:time-value="22:40:29.202322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schMarcus </meta:initial-creator>
    <meta:creation-date>2015-10-27T14:16:36.675517909</meta:creation-date>
    <dc:date>2015-10-28T08:26:13.941870909</dc:date>
    <dc:creator>MenschMarcus </dc:creator>
    <meta:editing-duration>PT10M22S</meta:editing-duration>
    <meta:editing-cycles>5</meta:editing-cycles>
    <meta:generator>LibreOffice/4.2.8.2$Linux_X86_64 LibreOffice_project/420m0$Build-2</meta:generator>
    <meta:document-statistic meta:table-count="1" meta:cell-count="20" meta:object-count="0"/>
  </office:meta>
</office:document-meta>
</file>